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666666" loext:opacity="100%"/>
    </style:style>
    <style:style style:name="T1" style:family="text">
      <style:text-properties officeooo:rsid="0014c1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D2_sol</text:p>
      <text:p text:style-name="Preformatted_20_Text"/>
      <text:p text:style-name="Preformatted_20_Text"/>
      <text:p text:style-name="Preformatted_20_Text"/>
      <text:p text:style-name="Preformatted_20_Text"/>
      <text:h text:style-name="Heading_20_1" text:outline-level="1"><text:span text:style-name="T1">D</text:span>gemm</text:h>
      <text:p text:style-name="Preformatted_20_Text"/>
      <text:p text:style-name="P1">cd dgemm</text:p>
      <text:p text:style-name="Preformatted_20_Text"/>
      <text:p text:style-name="Text_20_body">1.Run script1.sh twice using gcc then clang compilers</text:p>
      <text:p text:style-name="Text_20_body">2.Run script2.sh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1" text:outline-level="1"><text:span text:style-name="T1">D</text:span>otprod</text:h>
      <text:p text:style-name="Preformatted_20_Text"/>
      <text:p text:style-name="P1">cd dotprod</text:p>
      <text:p text:style-name="Preformatted_20_Text"/>
      <text:p text:style-name="Text_20_body">1.Run script.sh twice using gcc then clang compilers</text:p>
      <text:p text:style-name="Text_20_body">2.Run compilers_vs.sh</text:p>
      <text:p text:style-name="Preformatted_20_Text"/>
      <text:p text:style-name="Preformatted_20_Text"/>
      <text:p text:style-name="Preformatted_20_Text"/>
      <text:p text:style-name="Preformatted_20_Text"/>
      <text:h text:style-name="Heading_20_1" text:outline-level="1"><text:span text:style-name="T1">R</text:span>educ</text:h>
      <text:p text:style-name="Preformatted_20_Text"/>
      <text:p text:style-name="P1">cd reduc</text:p>
      <text:p text:style-name="Preformatted_20_Text"/>
      <text:p text:style-name="Text_20_body">1.Run script.sh twice using gcc then clang compilers</text:p>
      <text:p text:style-name="Text_20_body">2.Run compilers_vs.sh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14:11:54.165196634</dc:date>
    <meta:editing-duration>PT2M21S</meta:editing-duration>
    <meta:editing-cycles>1</meta:editing-cycles>
    <meta:document-statistic meta:table-count="0" meta:image-count="0" meta:object-count="0" meta:page-count="1" meta:paragraph-count="13" meta:word-count="40" meta:character-count="265" meta:non-whitespace-character-count="238"/>
    <meta:generator>LibreOffice/7.3.6.2$Linux_X86_64 LibreOffice_project/30$Build-2</meta:generator>
  </office:meta>
</office:document-meta>
</file>